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-BoldMT" svg:font-family="Arial-Bold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4063in" fo:margin-top="0in" fo:margin-bottom="0in" table:align="center" style:writing-mode="lr-tb"/>
    </style:style>
    <style:style style:name="Table1.A" style:family="table-column">
      <style:table-column-properties style:column-width="2.2403in"/>
    </style:style>
    <style:style style:name="Table1.B" style:family="table-column">
      <style:table-column-properties style:column-width="2.16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end" style:justify-single-word="false"/>
      <style:text-properties style:font-name-complex="Times New Roman1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end" style:justify-single-word="false"/>
      <style:text-properties fo:language="ru" fo:country="RU" officeooo:rsid="000db1fc" officeooo:paragraph-rsid="000db1fc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-complex="Times New Roman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8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</style:style>
    <style:style style:name="P9" style:family="paragraph" style:parent-style-name="Standard">
      <style:paragraph-properties fo:break-before="page"/>
    </style:style>
    <style:style style:name="P10" style:family="paragraph" style:parent-style-name="Название_20_Иллюстрации">
      <style:text-properties fo:color="#000000"/>
    </style:style>
    <style:style style:name="P11" style:family="paragraph" style:parent-style-name="Название_20_Иллюстрации">
      <style:text-properties fo:color="#000000" style:text-position="super 58%"/>
    </style:style>
    <style:style style:name="T1" style:family="text">
      <style:text-properties style:font-name-complex="Times New Roman1"/>
    </style:style>
    <style:style style:name="T2" style:family="text">
      <style:text-properties fo:font-weight="bold" style:font-weight-asian="bold" style:font-name-complex="Times New Roman1"/>
    </style:style>
    <style:style style:name="T3" style:family="text">
      <style:text-properties fo:color="#000000" style:font-name="Arial-BoldMT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language="en" fo:country="US"/>
    </style:style>
    <style:style style:name="T6" style:family="text">
      <style:text-properties fo:color="#000000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fo:color="#000000" style:text-position="super 58%" fo:language="en" fo:country="US"/>
    </style:style>
    <style:style style:name="T8" style:family="text">
      <style:text-properties fo:color="#000000" style:text-position="super 58%"/>
    </style:style>
    <style:style style:name="T9" style:family="text">
      <style:text-properties fo:language="en" fo:country="US"/>
    </style:style>
    <style:style style:name="fr1" style:family="graphic" style:parent-style-name="OLE">
      <style:graphic-properties style:vertical-pos="top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Министерство образования Республики Беларусь</text:span></text:p>
      <text:p text:style-name="P5"><text:span text:style-name="T1">Учреждение образования</text:span></text:p>
      <text:p text:style-name="P5"><text:span text:style-name="T1">«Гомельский государственный университет им. Франциска Скорины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pan text:style-name="T2">Отчет по практической работе</text:span></text:p>
      <text:p text:style-name="P5"><text:span text:style-name="T3">Виды сортировки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1">Выполнила:</text:span></text:p>
      <text:p text:style-name="P3"><text:span text:style-name="T1">Пинчуков Г А</text:span></text:p>
      <text:p text:style-name="P1"/>
      <text:p text:style-name="P4"><text:span text:style-name="T1">Проверил: <text:tab/></text:span></text:p>
      <text:p text:style-name="P4"><text:span text:style-name="T1">Соколов С. И.</text:span></text:p>
      <text:p text:style-name="P1"/>
      <text:p text:style-name="P5"><text:span text:style-name="T1">2020</text:span></text:p>
      <text:p text:style-name="P9"><text:span text:style-name="T4">Напишем программу на </text:span><text:span text:style-name="T5">Python</text:span><text:span text:style-name="T4"> гарнирующую список из N чисел со значениями от 0 до 1000. Затем программа определяет время, необходимое для завершения каждого алгоритма. Повторим 10 раз, чтобы можно было более надежно установить производительность сортировки.</text:span></text:p>
      <text:p text:style-name="Standard"><text:span text:style-name="T4">Таким образом, для каждого вида сортировки (в том числе и для встроенной сортировки) проведены сортировки массивов при N = 100, 1000, 3000, 5000, 7000, 10000, 20000, 50000 элементов. Также для каждого вида сортировки проведены 10 измерений времени сортировки. </text:span></text:p>
      <text:p text:style-name="P2"/>
      <text:p text:style-name="P5"><text:span text:style-name="T6">Таблица 1 ­ сложность алгоритмов сортировки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4">Алгоритм сортировки</text:span></text:p>
          </table:table-cell>
          <table:table-cell table:style-name="Table1.A1" office:value-type="string">
            <text:p text:style-name="P7"><text:span text:style-name="T4">Сложность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Пузырьком</text:span></text:p>
          </table:table-cell>
          <table:table-cell table:style-name="Table1.A1" office:value-type="string">
            <text:p text:style-name="P7"><text:span text:style-name="T5">n</text:span><text:span text:style-name="T7">2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Выбором</text:span></text:p>
          </table:table-cell>
          <table:table-cell table:style-name="Table1.A1" office:value-type="string">
            <text:p text:style-name="P7"><text:span text:style-name="T5">n</text:span><text:span text:style-name="T7">2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Вставками</text:span></text:p>
          </table:table-cell>
          <table:table-cell table:style-name="Table1.A1" office:value-type="string">
            <text:p text:style-name="P7"><text:span text:style-name="T5">n</text:span><text:span text:style-name="T7">2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Кучей</text:span></text:p>
          </table:table-cell>
          <table:table-cell table:style-name="Table1.A1" office:value-type="string">
            <text:p text:style-name="P7"><text:span text:style-name="T5">n log n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Слиянием</text:span></text:p>
          </table:table-cell>
          <table:table-cell table:style-name="Table1.A1" office:value-type="string">
            <text:p text:style-name="P7"><text:span text:style-name="T5">n log n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Быстрая</text:span></text:p>
          </table:table-cell>
          <table:table-cell table:style-name="Table1.A1" office:value-type="string">
            <text:p text:style-name="P7"><text:span text:style-name="T5">n log n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Встроенная</text:span></text:p>
          </table:table-cell>
          <table:table-cell table:style-name="Table1.A1" office:value-type="string">
            <text:p text:style-name="P7"><text:span text:style-name="T4">неизвестно</text:span></text:p>
          </table:table-cell>
        </table:table-row>
      </table:table>
      <text:p text:style-name="P2"/>
      <text:p text:style-name="Standard"><text:span text:style-name="T4">Для каждого вида сортировки построим график зависимости времени сортировки от размера массива. </text:span></text:p>
      <text:p text:style-name="Standard"><text:span text:style-name="T4">Графики разделены на три группы ввиду, большой разности в масштабах.</text:span></text:p>
      <text:p text:style-name="P2"/>
      <text:p text:style-name="Название_20_Иллюстрации"><draw:frame draw:style-name="fr1" text:anchor-type="as-char" svg:width="4.9634in" svg:height="2.9547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Название_20_Иллюстрации"><text:span text:style-name="T4">Рисунок 1 – Сортировка пузырьком, выбором, вставками</text:span></text:p>
      <text:p text:style-name="Название_20_Иллюстрации"><text:soft-page-break/><draw:frame draw:style-name="fr1" text:anchor-type="as-char" svg:width="5.1417in" svg:height="3.2626in" draw:z-index="1"><draw:object xlink:href="./Object 6" xlink:type="simple" xlink:show="embed" xlink:actuate="onLoad"/><draw:image xlink:href="./ObjectReplacements/Object 6" xlink:type="simple" xlink:show="embed" xlink:actuate="onLoad"/></draw:frame></text:p>
      <text:p text:style-name="Название_20_Иллюстрации"><text:span text:style-name="T4">Рисунок 2 – Сортировка быстрая, встроенная</text:span></text:p>
      <text:p text:style-name="P10"/>
      <text:p text:style-name="Название_20_Иллюстрации"><draw:frame draw:style-name="fr1" text:anchor-type="as-char" svg:width="5in" svg:height="3in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Название_20_Иллюстрации"><text:span text:style-name="T4">Рисунок 3 – Сортировка кучей и слиянием</text:span></text:p>
      <text:p text:style-name="P10"/>
      <text:p text:style-name="Standard"><text:span text:style-name="T4">Как видно, самой быстрой оказалась сортировка встроенным методом, что происходит по тому, что встроенные библиотеки </text:span><text:span text:style-name="T5">Python</text:span><text:span text:style-name="T4"> написаны на языке программирования С, что делает их очень быстрыми. А самой медленной оказалась сортировка пузырьком.</text:span></text:p>
      <text:p text:style-name="Standard"><text:span text:style-name="T4">Сравним полученные графики с теоретическими.</text:span></text:p>
      <text:p text:style-name="Название_20_Иллюстрации"><text:soft-page-break/><draw:frame draw:style-name="fr1" text:anchor-type="as-char" svg:width="4.9736in" svg:height="2.9547in" draw:z-index="3"><draw:object xlink:href="./Object 12" xlink:type="simple" xlink:show="embed" xlink:actuate="onLoad"/><draw:image xlink:href="./ObjectReplacements/Object 12" xlink:type="simple" xlink:show="embed" xlink:actuate="onLoad"/></draw:frame></text:p>
      <text:p text:style-name="Название_20_Иллюстрации"><text:span text:style-name="T4">Рисунок 4 – теоритический вид графика </text:span><text:span text:style-name="T5">n</text:span><text:span text:style-name="T8">2</text:span></text:p>
      <text:p text:style-name="P11"/>
      <text:p text:style-name="Название_20_Иллюстрации"><draw:frame draw:style-name="fr1" text:anchor-type="as-char" svg:width="4.9736in" svg:height="2.9547in" draw:z-index="4"><draw:object xlink:href="./Object 15" xlink:type="simple" xlink:show="embed" xlink:actuate="onLoad"/><draw:image xlink:href="./ObjectReplacements/Object 15" xlink:type="simple" xlink:show="embed" xlink:actuate="onLoad"/></draw:frame></text:p>
      <text:p text:style-name="Название_20_Иллюстрации">Рисунок 5 – теоретический вид графика <text:span text:style-name="T9">n</text:span> <text:span text:style-name="T9">log</text:span> <text:span text:style-name="T9">n</text:span><text:bookmark text:name="_GoBack"/></text:p>
      <text:p text:style-name="Название_20_Иллюстрации"/>
      <text:p text:style-name="Standard">Графики имеют форму соответствующую, теоритическим.</text:p>
      <text:h text:style-name="Heading_20_2" text:outline-level="2">Вывод</text:h>
      <text:p text:style-name="Standard">В ходе данной лабораторной работы, была написана программа реализующая тестирование времени выполнения разных методов сортировки. Результаты были сопоставлены с теоритическими. Полученные графики соответствуют теоритически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-BoldMT" svg:font-family="Arial-Bold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3335in" loext:contextual-spacing="false" fo:keep-together="always" fo:break-before="page" fo:keep-with-next="always"/>
      <style:text-properties fo:font-size="16pt" fo:font-weight="bold" style:font-name-asian="F" style:font-family-generic-asian="system" style:font-pitch-asian="variable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335in" fo:margin-bottom="0.3335in" loext:contextual-spacing="false" fo:keep-together="always" fo:keep-with-next="always"/>
      <style:text-properties fo:font-size="16pt" fo:font-weight="bold" style:font-name-asian="F" style:font-family-generic-asian="system" style:font-pitch-asian="variable" style:font-size-asian="16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335in" fo:margin-bottom="0.3335in" loext:contextual-spacing="false" fo:keep-together="always" fo:keep-with-next="always"/>
      <style:text-properties fo:font-size="16pt" fo:font-weight="bold" style:font-name-asian="F" style:font-family-generic-asian="system" style:font-pitch-asian="variable" style:font-size-asian="16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5in" fo:margin-bottom="0.25in" loext:contextual-spacing="false" fo:keep-together="always" fo:keep-with-next="always"/>
      <style:text-properties fo:font-size="16pt" fo:font-weight="bold" style:font-name-asian="F" style:font-family-generic-asian="system" style:font-pitch-asian="variable" style:font-size-asian="16pt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top="0in" fo:margin-bottom="0in" loext:contextual-spacing="true">
        <style:tab-stops>
          <style:tab-stop style:position="0.6898in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Название_20_Иллюстрации" style:display-name="Название Иллюстрации" style:family="paragraph" style:parent-style-name="Standard" style:default-outline-level="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No_20_Spacing" style:display-name="No Spacing" style:family="paragraph" style:parent-style-name="Standard" style:default-outline-level="">
      <style:paragraph-properties fo:line-height="100%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Название_20_Иллюстрации_20_Знак" style:display-name="Название Иллюстрации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4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size-complex="14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size-complex="14pt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ize-complex="14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ize-complex="14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</meta:initial-creator>
    <meta:editing-cycles>25</meta:editing-cycles>
    <meta:creation-date>2020-12-07T19:46:00</meta:creation-date>
    <dc:date>2020-12-16T20:59:54.823000000</dc:date>
    <meta:editing-duration>PT1H4M47S</meta:editing-duration>
    <meta:generator>Trio_Office/6.2.8.2$Windows_x86 LibreOffice_project/</meta:generator>
    <meta:document-statistic meta:table-count="1" meta:image-count="0" meta:object-count="5" meta:page-count="4" meta:paragraph-count="46" meta:word-count="249" meta:character-count="1844" meta:non-whitespace-character-count="16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6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61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06cm" svg:height="7.505cm" xlink:href="." xlink:type="simple" chart:class="chart:scatter" chart:style-name="ch1">
        <chart:legend chart:legend-position="end" svg:x="9.595cm" svg:y="3.034cm" style:legend-expansion="high" chart:style-name="ch2"/>
        <chart:plot-area chart:style-name="ch3" chart:data-source-has-labels="both" svg:x="0.855cm" svg:y="0.212cm" svg:width="8.71cm" svg:height="7.501cm">
          <chartooo:coordinate-region svg:x="1.979cm" svg:y="0.386cm" svg:width="7.492cm" svg:height="6.733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scatter">
            <chart:domain table:cell-range-address="local-table.$C$2:.$C$10"/>
            <chart:data-point chart:repeated="9"/>
          </chart:series>
          <chart:series chart:style-name="ch8" chart:values-cell-range-address="local-table.$D$2:.$D$10" chart:label-cell-address="local-table.$D$1" chart:class="chart:scatter">
            <chart:domain table:cell-range-address="local-table.$E$2:.$E$10"/>
            <chart:data-point chart:repeated="9"/>
          </chart:series>
          <chart:series chart:style-name="ch9" chart:values-cell-range-address="local-table.$F$2:.$F$10" chart:label-cell-address="local-table.$F$1" chart:class="chart:scatter">
            <chart:domain table:cell-range-address="local-table.$G$2:.$G$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зырьком</text:p>
              </table:table-cell>
              <table:table-cell office:value-type="string">
                <text:p/>
              </table:table-cell>
              <table:table-cell office:value-type="string">
                <text:p>Выбором</text:p>
              </table:table-cell>
              <table:table-cell office:value-type="string">
                <text:p/>
              </table:table-cell>
              <table:table-cell office:value-type="string">
                <text:p>Вствками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012963056564331">
                <text:p>0.0012963056564331</text:p>
              </table:table-cell>
              <table:table-cell office:value-type="float" office:value="100">
                <text:p>100</text:p>
              </table:table-cell>
              <table:table-cell office:value-type="float" office:value="0.000498652458190918">
                <text:p>0.000498652458190918</text:p>
              </table:table-cell>
              <table:table-cell office:value-type="float" office:value="100">
                <text:p>100</text:p>
              </table:table-cell>
              <table:table-cell office:value-type="float" office:value="0.000598406791687011">
                <text:p>0.000598406791687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83724451065063">
                <text:p>0.0883724451065063</text:p>
              </table:table-cell>
              <table:table-cell office:value-type="float" office:value="1000">
                <text:p>1000</text:p>
              </table:table-cell>
              <table:table-cell office:value-type="float" office:value="0.0223402261734008">
                <text:p>0.0223402261734008</text:p>
              </table:table-cell>
              <table:table-cell office:value-type="float" office:value="1000">
                <text:p>1000</text:p>
              </table:table-cell>
              <table:table-cell office:value-type="float" office:value="0.0270259857177734">
                <text:p>0.02702598571777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4022364616394">
                <text:p>0.84022364616394</text:p>
              </table:table-cell>
              <table:table-cell office:value-type="float" office:value="3000">
                <text:p>3000</text:p>
              </table:table-cell>
              <table:table-cell office:value-type="float" office:value="0.202573657035827">
                <text:p>0.202573657035827</text:p>
              </table:table-cell>
              <table:table-cell office:value-type="float" office:value="3000">
                <text:p>3000</text:p>
              </table:table-cell>
              <table:table-cell office:value-type="float" office:value="0.258431410789489">
                <text:p>0.25843141078948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1628475189208">
                <text:p>2.51628475189208</text:p>
              </table:table-cell>
              <table:table-cell office:value-type="float" office:value="5000">
                <text:p>5000</text:p>
              </table:table-cell>
              <table:table-cell office:value-type="float" office:value="0.569163513183593">
                <text:p>0.569163513183593</text:p>
              </table:table-cell>
              <table:table-cell office:value-type="float" office:value="5000">
                <text:p>5000</text:p>
              </table:table-cell>
              <table:table-cell office:value-type="float" office:value="0.778660130500793">
                <text:p>0.778660130500793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8400270938873">
                <text:p>4.98400270938873</text:p>
              </table:table-cell>
              <table:table-cell office:value-type="float" office:value="7000">
                <text:p>7000</text:p>
              </table:table-cell>
              <table:table-cell office:value-type="float" office:value="1.18182790279388">
                <text:p>1.18182790279388</text:p>
              </table:table-cell>
              <table:table-cell office:value-type="float" office:value="7000">
                <text:p>7000</text:p>
              </table:table-cell>
              <table:table-cell office:value-type="float" office:value="1.49604761600494">
                <text:p>1.49604761600494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3213038444519">
                <text:p>9.43213038444519</text:p>
              </table:table-cell>
              <table:table-cell office:value-type="float" office:value="10000">
                <text:p>10000</text:p>
              </table:table-cell>
              <table:table-cell office:value-type="float" office:value="2.31145038604736">
                <text:p>2.31145038604736</text:p>
              </table:table-cell>
              <table:table-cell office:value-type="float" office:value="10000">
                <text:p>10000</text:p>
              </table:table-cell>
              <table:table-cell office:value-type="float" office:value="2.82988767623901">
                <text:p>2.82988767623901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3401788473129">
                <text:p>39.3401788473129</text:p>
              </table:table-cell>
              <table:table-cell office:value-type="float" office:value="20000">
                <text:p>20000</text:p>
              </table:table-cell>
              <table:table-cell office:value-type="float" office:value="9.58354687690735">
                <text:p>9.58354687690735</text:p>
              </table:table-cell>
              <table:table-cell office:value-type="float" office:value="20000">
                <text:p>20000</text:p>
              </table:table-cell>
              <table:table-cell office:value-type="float" office:value="11.6337789773941">
                <text:p>11.6337789773941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.526958727836">
                <text:p>126.526958727836</text:p>
              </table:table-cell>
              <table:table-cell office:value-type="float" office:value="35000">
                <text:p>35000</text:p>
              </table:table-cell>
              <table:table-cell office:value-type="float" office:value="33.1637271404266">
                <text:p>33.1637271404266</text:p>
              </table:table-cell>
              <table:table-cell office:value-type="float" office:value="35000">
                <text:p>35000</text:p>
              </table:table-cell>
              <table:table-cell office:value-type="float" office:value="41.8758525371551">
                <text:p>41.8758525371551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.094341063499">
                <text:p>255.094341063499</text:p>
              </table:table-cell>
              <table:table-cell office:value-type="float" office:value="50000">
                <text:p>50000</text:p>
              </table:table-cell>
              <table:table-cell office:value-type="float" office:value="62.4463327407836">
                <text:p>62.4463327407836</text:p>
              </table:table-cell>
              <table:table-cell office:value-type="float" office:value="50000">
                <text:p>50000</text:p>
              </table:table-cell>
              <table:table-cell office:value-type="float" office:value="77.4261973142624">
                <text:p>77.4261973142624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6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61">
      <style:chart-properties chart:symbol-type="none" chart:link-data-style-to-source="true"/>
      <style:graphic-properties svg:stroke-width="0.079cm" svg:stroke-color="#98b855" draw:fill-color="#98b855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79cm" svg:stroke-color="#7d5fa0" draw:fill-color="#7d5fa0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3.059cm" svg:height="8.286cm" xlink:href="." xlink:type="simple" chart:class="chart:scatter" chart:style-name="ch1">
        <chart:legend chart:legend-position="end" svg:x="10.048cm" svg:y="3.648cm" style:legend-expansion="high" chart:style-name="ch2"/>
        <chart:plot-area chart:style-name="ch3" chart:data-source-has-labels="both" svg:x="-0.138cm" svg:y="0.254cm" svg:width="9.957cm" svg:height="8.199cm">
          <chartooo:coordinate-region svg:x="0.986cm" svg:y="0.427cm" svg:width="8.395cm" svg:height="7.432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scatter">
            <chart:domain table:cell-range-address="local-table.$C$2:.$C$13"/>
            <chart:data-point chart:repeated="12"/>
          </chart:series>
          <chart:series chart:style-name="ch7" chart:values-cell-range-address="local-table.$D$2:.$D$13" chart:label-cell-address="local-table.$D$1" chart:class="chart:scatter">
            <chart:domain table:cell-range-address="local-table.$E$2:.$E$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ыстрая</text:p>
              </table:table-cell>
              <table:table-cell office:value-type="string">
                <text:p/>
              </table:table-cell>
              <table:table-cell office:value-type="string">
                <text:p>Встроенная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99778175354004">
                <text:p>0.000099778175354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98416137695312">
                <text:p>0.000798416137695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8468036651611">
                <text:p>0.003784680366516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8638477325439">
                <text:p>0.0065863847732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37304592132569">
                <text:p>0.008373045921325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6712093353271">
                <text:p>0.01167120933532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1012601852417">
                <text:p>0.02110126018524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4095001220703">
                <text:p>0.03340950012207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3945693969726">
                <text:p>0.03939456939697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6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699cm" svg:height="7.619cm" xlink:href="." xlink:type="simple" chart:class="chart:scatter" chart:style-name="ch1">
        <chart:legend chart:legend-position="end" svg:x="9.873cm" svg:y="3.314cm" style:legend-expansion="high" chart:style-name="ch2"/>
        <chart:plot-area chart:style-name="ch3" chart:data-source-has-labels="both" svg:x="0.295cm" svg:y="0.077cm" svg:width="10.236cm" svg:height="7.251cm">
          <chartooo:coordinate-region svg:x="1.181cm" svg:y="0.25cm" svg:width="8.687cm" svg:height="6.484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scatter">
            <chart:domain table:cell-range-address="local-table.$C$2:.$C$10"/>
            <chart:data-point chart:repeated="9"/>
          </chart:series>
          <chart:series chart:style-name="ch8" chart:values-cell-range-address="local-table.$D$2:.$D$10" chart:label-cell-address="local-table.$D$1" chart:class="chart:scatter">
            <chart:domain table:cell-range-address="local-table.$E$2:.$E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учей</text:p>
              </table:table-cell>
              <table:table-cell office:value-type="string">
                <text:p/>
              </table:table-cell>
              <table:table-cell office:value-type="string">
                <text:p>Слиянием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00398921966552734">
                <text:p>0.000398921966552734</text:p>
              </table:table-cell>
              <table:table-cell office:value-type="float" office:value="100">
                <text:p>100</text:p>
              </table:table-cell>
              <table:table-cell office:value-type="float" office:value="0.000299239158630371">
                <text:p>0.000299239158630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28853034973144">
                <text:p>0.00428853034973144</text:p>
              </table:table-cell>
              <table:table-cell office:value-type="float" office:value="1000">
                <text:p>1000</text:p>
              </table:table-cell>
              <table:table-cell office:value-type="float" office:value="0.00289225578308105">
                <text:p>0.002892255783081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85197496414184">
                <text:p>0.0285197496414184</text:p>
              </table:table-cell>
              <table:table-cell office:value-type="float" office:value="5000">
                <text:p>5000</text:p>
              </table:table-cell>
              <table:table-cell office:value-type="float" office:value="0.0171567440032959">
                <text:p>0.017156744003295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18021821975708">
                <text:p>0.0518021821975708</text:p>
              </table:table-cell>
              <table:table-cell office:value-type="float" office:value="9000">
                <text:p>9000</text:p>
              </table:table-cell>
              <table:table-cell office:value-type="float" office:value="0.0311434745788574">
                <text:p>0.031143474578857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66317701339721">
                <text:p>0.0666317701339721</text:p>
              </table:table-cell>
              <table:table-cell office:value-type="float" office:value="11000">
                <text:p>11000</text:p>
              </table:table-cell>
              <table:table-cell office:value-type="float" office:value="0.0424384832382202">
                <text:p>0.0424384832382202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27086114883422">
                <text:p>0.0927086114883422</text:p>
              </table:table-cell>
              <table:table-cell office:value-type="float" office:value="15000">
                <text:p>15000</text:p>
              </table:table-cell>
              <table:table-cell office:value-type="float" office:value="0.0633288383483886">
                <text:p>0.0633288383483886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2170872688293">
                <text:p>0.152170872688293</text:p>
              </table:table-cell>
              <table:table-cell office:value-type="float" office:value="25000">
                <text:p>25000</text:p>
              </table:table-cell>
              <table:table-cell office:value-type="float" office:value="0.0981593608856202">
                <text:p>0.0981593608856202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2760710716247">
                <text:p>0.262760710716247</text:p>
              </table:table-cell>
              <table:table-cell office:value-type="float" office:value="40000">
                <text:p>40000</text:p>
              </table:table-cell>
              <table:table-cell office:value-type="float" office:value="0.156232476234436">
                <text:p>0.156232476234436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2757487297058">
                <text:p>0.342757487297058</text:p>
              </table:table-cell>
              <table:table-cell office:value-type="float" office:value="50000">
                <text:p>50000</text:p>
              </table:table-cell>
              <table:table-cell office:value-type="float" office:value="0.200972628593444">
                <text:p>0.200972628593444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632cm" svg:height="7.505cm" xlink:href="." xlink:type="simple" chart:class="chart:scatter" chart:style-name="ch1">
        <chart:legend chart:legend-position="end" svg:x="11.209cm" svg:y="3.479cm" style:legend-expansion="high" chart:style-name="ch2"/>
        <chart:plot-area chart:style-name="ch3" chart:data-source-has-labels="both" svg:x="0.252cm" svg:y="0.15cm" svg:width="10.705cm" svg:height="7.205cm">
          <chartooo:coordinate-region svg:x="0.873cm" svg:y="0.323cm" svg:width="9.711cm" svg:height="6.438cm"/>
          <chart:axis chart:dimension="x" chart:name="primary-x" chart:style-name="ch4" chartooo:axis-type="auto">
            <chart:categories table:cell-range-address="local-table.$A$2:.$A$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9" chart:label-cell-address="local-table.$C$1" chart:class="chart:scatter">
            <chart:domain table:cell-range-address="local-table.$C$2:.$C$49"/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25">
                <text:p>0.06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25">
                <text:p>0.56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625">
                <text:p>1.5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5">
                <text:p>2.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625">
                <text:p>3.062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625">
                <text:p>5.06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5">
                <text:p>6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625">
                <text:p>7.562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625">
                <text:p>10.562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5">
                <text:p>12.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625">
                <text:p>14.06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625">
                <text:p>18.062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25">
                <text:p>20.2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5625">
                <text:p>22.562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625">
                <text:p>27.56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25">
                <text:p>30.2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0625">
                <text:p>33.062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0625">
                <text:p>39.06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25">
                <text:p>42.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5625">
                <text:p>45.562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5625">
                <text:p>52.56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25">
                <text:p>56.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0625">
                <text:p>60.062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0625">
                <text:p>68.062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.25">
                <text:p>72.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.5625">
                <text:p>76.562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.5625">
                <text:p>85.562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.25">
                <text:p>90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.0625">
                <text:p>95.062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0625">
                <text:p>105.062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.25">
                <text:p>110.2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.5625">
                <text:p>115.562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.5625">
                <text:p>126.56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.25">
                <text:p>132.2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.0625">
                <text:p>138.0625</text:p>
              </table:table-cell>
              <table:table-cell office:value-type="float" office:value="11.75">
                <text:p>11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632cm" svg:height="7.505cm" xlink:href="." xlink:type="simple" chart:class="chart:scatter" chart:style-name="ch1">
        <chart:legend chart:legend-position="end" svg:x="11.209cm" svg:y="3.479cm" style:legend-expansion="high" chart:style-name="ch2"/>
        <chart:plot-area chart:style-name="ch3" chart:data-source-has-labels="both" svg:x="0.252cm" svg:y="0.15cm" svg:width="10.705cm" svg:height="7.205cm">
          <chartooo:coordinate-region svg:x="0.794cm" svg:y="0.323cm" svg:width="9.897cm" svg:height="6.86cm"/>
          <chart:axis chart:dimension="x" chart:name="primary-x" chart:style-name="ch4" chartooo:axis-type="auto">
            <chart:categories table:cell-range-address="local-table.$A$2:.$A$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9" chart:label-cell-address="local-table.$C$1" chart:class="chart:scatter">
            <chart:domain table:cell-range-address="local-table.$C$2:.$C$49"/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346573590279973">
                <text:p>-0.34657359027997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346573590279973">
                <text:p>-0.3465735902799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15761554338836">
                <text:p>-0.21576155433883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8929439142762">
                <text:p>0.27892943914276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8197662162247">
                <text:p>0.60819766216224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932762888699">
                <text:p>0.9793276288869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8629436111989">
                <text:p>1.38629436111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2459298648674">
                <text:p>1.8245929864867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9072682968539">
                <text:p>2.2907268296853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8190250711582">
                <text:p>2.78190250711582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9583686600433">
                <text:p>3.29583686600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3062873811035">
                <text:p>3.8306287381103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8467038973379">
                <text:p>4.3846703897337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565843999337">
                <text:p>4.956584399933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4517744447956">
                <text:p>5.54517744447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4940567747938">
                <text:p>6.14940567747938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6834828549324">
                <text:p>6.7683482854932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0118693572111">
                <text:p>7.4011869357211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471895621705">
                <text:p>8.04718956217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0569740216854">
                <text:p>8.70569740216854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7611450731134">
                <text:p>9.3761145073113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578991651532">
                <text:p>10.0578991651532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505568153683">
                <text:p>10.75055681536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536341484269">
                <text:p>11.4536341484269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667141498603">
                <text:p>12.166714149860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8941190797">
                <text:p>12.88941190797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213710433872">
                <text:p>13.62137104338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622606492827">
                <text:p>14.3622606492827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11772654067">
                <text:p>15.11177265406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696195360807">
                <text:p>15.869619536080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355323334387">
                <text:p>16.63553233343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092589028594">
                <text:p>17.409258902859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905623897183">
                <text:p>18.190562389718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792198782333">
                <text:p>18.979219878233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75021196026">
                <text:p>19.7750211960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5777678516001">
                <text:p>20.577767851600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3872720867617">
                <text:p>21.387272086761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2033560288451">
                <text:p>22.2033560288451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0258509299405">
                <text:p>23.0258509299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8545964822403">
                <text:p>23.854596482240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6894402002165">
                <text:p>24.689440200216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30236861667">
                <text:p>25.530236861667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768480007821">
                <text:p>26.37684800078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291414473173">
                <text:p>27.229141447317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869909067458">
                <text:p>28.086990906745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9502755769345">
                <text:p>28.9502755769345</text:p>
              </table:table-cell>
              <table:table-cell office:value-type="float" office:value="11.75">
                <text:p>11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